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3c97" officeooo:paragraph-rsid="00163c97"/>
    </style:style>
    <style:style style:name="P2" style:family="paragraph" style:parent-style-name="Standard" style:list-style-name="L1">
      <style:text-properties officeooo:paragraph-rsid="00163c97"/>
    </style:style>
    <style:style style:name="P3" style:family="paragraph" style:parent-style-name="Standard">
      <style:text-properties fo:font-weight="bold" officeooo:rsid="00163c97" officeooo:paragraph-rsid="00163c97" style:font-weight-asian="bold" style:font-weight-complex="bold"/>
    </style:style>
    <style:style style:name="P4" style:family="paragraph" style:parent-style-name="Standard" style:list-style-name="L2">
      <style:text-properties fo:font-weight="bold" officeooo:rsid="00163c97" officeooo:paragraph-rsid="00163c97" style:font-weight-asian="bold" style:font-weight-complex="bold"/>
    </style:style>
    <style:style style:name="T1" style:family="text">
      <style:text-properties officeooo:rsid="00163c97"/>
    </style:style>
    <style:style style:name="T2" style:family="text">
      <style:text-properties fo:font-weight="bold" officeooo:rsid="00163c9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603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3 major script sets and each one has their own readme file</text:p>
      <text:p text:style-name="P1"/>
      <text:list xml:id="list825092373" text:style-name="L1">
        <text:list-item>
          <text:p text:style-name="P2"><text:span text:style-name="T2">ForOptimizingParameters - </text:span><text:span text:style-name="T1">Here is the working environment to determine what parameter values best fit the data</text:span></text:p>
        </text:list-item>
        <text:list-item>
          <text:p text:style-name="P2"><text:span text:style-name="T2">PlotsAndResiduals - </text:span><text:span text:style-name="T1">To make plots of both the data and simulation and plots of residuals in one figure with 6 different plots</text:span></text:p>
        </text:list-item>
        <text:list-item>
          <text:p text:style-name="P2"><text:span text:style-name="T2">FitLogisticToThymus - </text:span><text:span text:style-name="T1">Script set I used to find the parameters that best the a logistical equation to the Thymus data</text:span></text:p>
        </text:list-item>
      </text:list>
      <text:p text:style-name="P1"/>
      <text:p text:style-name="P3">Other folders</text:p>
      <text:p text:style-name="P3"/>
      <text:list xml:id="list2458569067" text:style-name="L2">
        <text:list-item>
          <text:p text:style-name="P4">Data – <text:span text:style-name="T3">Data that has been altered from the raw data. </text:span><text:span text:style-name="T4">This is also where notes from my coding ‘experiments’ can be found. There will be an associated readme file there on how to navigate this.</text:span></text:p>
        </text:list-item>
        <text:list-item>
          <text:p text:style-name="P4">RawData</text:p>
        </text:list-item>
        <text:list-item>
          <text:p text:style-name="P4">PastVersions <text:span text:style-name="T3">– I haven’t fully learned how to control different code versions in Github, so I just have a collection of different code versions in this fold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7:55:47.749117701</meta:creation-date>
    <meta:generator>LibreOffice/6.0.7.3$Linux_X86_64 LibreOffice_project/00m0$Build-3</meta:generator>
    <dc:date>2020-09-02T12:05:36.520335748</dc:date>
    <meta:editing-duration>PT37M43S</meta:editing-duration>
    <meta:editing-cycles>4</meta:editing-cycles>
    <meta:document-statistic meta:table-count="0" meta:image-count="0" meta:object-count="0" meta:page-count="1" meta:paragraph-count="8" meta:word-count="142" meta:character-count="801" meta:non-whitespace-character-count="671"/>
  </office:meta>
</office:document-meta>
</file>